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Quattrocento Sans" svg:font-family="'Quattrocento Sans'" style:font-family-generic="roman" style:font-pitch="variable"/>
    <style:font-face style:name="Quattrocento Sans1" svg:font-family="'Quattrocento Sans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roman" style:font-pitch="variable"/>
    <style:font-face style:name="Segoe UI Light" svg:font-family="'Segoe UI Light'" style:font-family-generic="roman" style:font-pitch="variable"/>
    <style:font-face style:name="Segoe UI Light1" svg:font-family="'Segoe UI Light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7.3576in" fo:margin-left="0in" fo:margin-top="0in" fo:margin-bottom="0in" table:align="left" style:writing-mode="page"/>
    </style:style>
    <style:style style:name="Tabela1.A" style:family="table-column">
      <style:table-column-properties style:column-width="0.9472in"/>
    </style:style>
    <style:style style:name="Tabela1.B" style:family="table-column">
      <style:table-column-properties style:column-width="0.8236in"/>
    </style:style>
    <style:style style:name="Tabela1.C" style:family="table-column">
      <style:table-column-properties style:column-width="0.9681in"/>
    </style:style>
    <style:style style:name="Tabela1.D" style:family="table-column">
      <style:table-column-properties style:column-width="0.9271in"/>
    </style:style>
    <style:style style:name="Tabela1.E" style:family="table-column">
      <style:table-column-properties style:column-width="0.9278in"/>
    </style:style>
    <style:style style:name="Tabela1.F" style:family="table-column">
      <style:table-column-properties style:column-width="0.8021in"/>
    </style:style>
    <style:style style:name="Tabela1.H" style:family="table-column">
      <style:table-column-properties style:column-width="0.9924in"/>
    </style:style>
    <style:style style:name="Tabela1.1" style:family="table-row">
      <style:table-row-properties style:min-row-height="0.2083in" fo:keep-together="auto"/>
    </style:style>
    <style:style style:name="Tabela1.A1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Tabela1.B2" style:family="table-cell">
      <style:table-cell-properties style:vertical-align="bottom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ela1.C2" style:family="table-cell">
      <style:table-cell-properties style:vertical-align="bottom" fo:background-color="transparent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ela1.3" style:family="table-row">
      <style:table-row-properties style:min-row-height="0.1694in" fo:keep-together="auto"/>
    </style:style>
    <style:style style:name="Tabela1.5" style:family="table-row">
      <style:table-row-properties style:min-row-height="0.175in" fo:keep-together="auto"/>
    </style:style>
    <style:style style:name="P1" style:family="paragraph" style:parent-style-name="Preformatted_20_Text">
      <style:paragraph-properties fo:padding="0.0193in" fo:border="0.06pt solid #d9d9e3"/>
      <style:text-properties loext:padding="0.0193in" loext:border="0.06pt solid #d9d9e3"/>
    </style:style>
    <style:style style:name="P2" style:family="paragraph" style:parent-style-name="Preformatted_20_Text">
      <style:paragraph-properties fo:margin-top="0.111in" fo:margin-bottom="0.1965in" style:contextual-spacing="false" fo:padding="0.0193in" fo:border="0.06pt solid #d9d9e3"/>
    </style:style>
    <style:style style:name="P3" style:family="paragraph" style:parent-style-name="Preformatted_20_Text">
      <style:paragraph-properties fo:padding="0.0193in" fo:border="0.06pt solid #d9d9e3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Num5">
      <style:paragraph-properties fo:text-align="justify" style:justify-single-word="false" fo:padding="0in" fo:border="none" style:shadow="none" style:join-border="false"/>
    </style:style>
    <style:style style:name="P6" style:family="paragraph" style:parent-style-name="Standard" style:list-style-name="WWNum5">
      <style:paragraph-properties fo:margin-top="0in" fo:margin-bottom="0in" style:contextual-spacing="false" fo:text-align="justify" style:justify-single-word="false" fo:padding="0in" fo:border="none" style:shadow="none" style:join-border="false"/>
    </style:style>
    <style:style style:name="P7" style:family="paragraph" style:parent-style-name="Standard">
      <style:paragraph-properties fo:margin-top="0in" fo:margin-bottom="0in" style:contextual-spacing="false" fo:text-align="justify" style:justify-single-word="false" fo:padding="0in" fo:border="none" style:shadow="none" style:join-border="false"/>
    </style:style>
    <style:style style:name="P8" style:family="paragraph" style:parent-style-name="Standard">
      <style:paragraph-properties fo:margin-top="0in" fo:margin-bottom="0in" style:contextual-spacing="false" fo:text-align="justify" style:justify-single-word="false" fo:break-before="page" fo:padding="0in" fo:border="none" style:shadow="none" style:join-border="false"/>
    </style:style>
    <style:style style:name="P9" style:family="paragraph" style:parent-style-name="Standard" style:list-style-name="WWNum4">
      <style:paragraph-properties fo:margin-top="0in" fo:margin-bottom="0in" style:contextual-spacing="false" fo:text-align="justify" style:justify-single-word="false" fo:padding="0in" fo:border="none" style:shadow="none" style:join-border="false"/>
    </style:style>
    <style:style style:name="P10" style:family="paragraph" style:parent-style-name="Standard">
      <style:paragraph-properties fo:margin-top="0.111in" fo:margin-bottom="0.0835in" style:contextual-spacing="false" fo:text-align="justify" style:justify-single-word="false"/>
    </style:style>
    <style:style style:name="P11" style:family="paragraph" style:parent-style-name="Standard">
      <style:paragraph-properties fo:margin-top="0.111in" fo:margin-bottom="0.0835in" style:contextual-spacing="false" fo:text-align="justify" style:justify-single-word="false" fo:break-before="page"/>
    </style:style>
    <style:style style:name="P12" style:family="paragraph" style:parent-style-name="Standard" style:list-style-name="WWNum1">
      <style:paragraph-properties fo:text-align="justify" style:justify-single-word="false"/>
    </style:style>
    <style:style style:name="P13" style:family="paragraph" style:parent-style-name="Standard" style:list-style-name="WWNum1">
      <style:paragraph-properties fo:margin-top="0in" fo:margin-bottom="0in" style:contextual-spacing="false" fo:text-align="justify" style:justify-single-word="false"/>
    </style:style>
    <style:style style:name="P14" style:family="paragraph" style:parent-style-name="Standard">
      <style:paragraph-properties fo:margin-left="0.25in" fo:margin-right="0in" fo:margin-top="0in" fo:margin-bottom="0in" style:contextual-spacing="false" fo:text-align="justify" style:justify-single-word="false" fo:text-indent="0in" style:auto-text-indent="false"/>
    </style:style>
    <style:style style:name="P15" style:family="paragraph" style:parent-style-name="Standard">
      <style:paragraph-properties fo:margin-left="0.25in" fo:margin-right="0in" fo:margin-top="0in" fo:margin-bottom="0in" style:contextual-spacing="false" fo:text-align="justify" style:justify-single-word="false" fo:text-indent="0in" style:auto-text-indent="false" fo:break-before="page"/>
    </style:style>
    <style:style style:name="P16" style:family="paragraph" style:parent-style-name="Standard" style:list-style-name="WWNum2">
      <style:paragraph-properties fo:margin-top="0in" fo:margin-bottom="0in" style:contextual-spacing="false" fo:text-align="justify" style:justify-single-word="false" fo:padding="0in" fo:border="none" style:shadow="none" style:join-border="false"/>
    </style:style>
    <style:style style:name="P17" style:family="paragraph" style:parent-style-name="Standard" style:list-style-name="WWNum3">
      <style:paragraph-properties fo:margin-top="0in" fo:margin-bottom="0in" style:contextual-spacing="false" fo:text-align="justify" style:justify-single-word="false" fo:padding="0in" fo:border="none" style:shadow="none" style:join-border="false"/>
    </style:style>
    <style:style style:name="P18" style:family="paragraph" style:parent-style-name="Standard">
      <style:paragraph-properties fo:margin-top="0in" fo:margin-bottom="0in" style:contextual-spacing="false" fo:text-align="justify" style:justify-single-word="false" fo:padding="0in" fo:border="none" style:shadow="none" style:join-border="false"/>
      <style:text-properties style:font-name="Calibri" fo:font-size="12pt" style:font-name-asian="Calibri1" style:font-size-asian="12pt" style:font-name-complex="Calibri1" style:font-size-complex="12pt"/>
    </style:style>
    <style:style style:name="P19" style:family="paragraph" style:parent-style-name="Standard">
      <style:paragraph-properties fo:margin-top="0in" fo:margin-bottom="0in" style:contextual-spacing="false" fo:text-align="justify" style:justify-single-word="false"/>
      <style:text-properties style:font-name="Calibri" fo:font-size="12pt" style:font-name-asian="Calibri1" style:font-size-asian="12pt" style:font-name-complex="Calibri1" style:font-size-complex="12pt"/>
    </style:style>
    <style:style style:name="P20" style:family="paragraph" style:parent-style-name="Standard">
      <style:text-properties style:font-name="Calibri" fo:font-size="12pt" style:font-name-asian="Calibri1" style:font-size-asian="12pt" style:font-name-complex="Calibri1" style:font-size-complex="12pt"/>
    </style:style>
    <style:style style:name="P21" style:family="paragraph" style:parent-style-name="Standard">
      <style:text-properties style:font-name="Calibri" fo:font-size="16pt" fo:font-weight="bold" style:font-name-asian="Calibri1" style:font-size-asian="16pt" style:font-weight-asian="bold" style:font-name-complex="Calibri1" style:font-size-complex="16pt"/>
    </style:style>
    <style:style style:name="P22" style:family="paragraph" style:parent-style-name="Standard">
      <style:paragraph-properties fo:margin-left="0.25in" fo:margin-right="0in" fo:margin-top="0in" fo:margin-bottom="0in" style:contextual-spacing="false" fo:text-align="justify" style:justify-single-word="false" fo:text-indent="0in" style:auto-text-indent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23" style:family="paragraph" style:parent-style-name="Standard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24" style:family="paragraph" style:parent-style-name="Standard" style:list-style-name="WWNum4">
      <loext:graphic-properties draw:fill="solid" draw:fill-color="#ffffff"/>
      <style:paragraph-properties fo:margin-top="0in" fo:margin-bottom="0in" style:contextual-spacing="false" fo:line-height="100%" fo:text-align="justify" style:justify-single-word="false" fo:background-color="#ffffff" fo:padding="0in" fo:border="none" style:shadow="none" style:join-border="false"/>
    </style:style>
    <style:style style:name="P25" style:family="paragraph" style:parent-style-name="Standard" style:list-style-name="WWNum4">
      <loext:graphic-properties draw:fill="solid" draw:fill-color="#ffffff"/>
      <style:paragraph-properties fo:margin-top="0in" fo:margin-bottom="0in" style:contextual-spacing="false" fo:line-height="100%" fo:background-color="#ffffff" fo:padding="0in" fo:border="none" style:shadow="none" style:join-border="false"/>
    </style:style>
    <style:style style:name="P26" style:family="paragraph" style:parent-style-name="Standard" style:list-style-name="WWNum4">
      <loext:graphic-properties draw:fill="solid" draw:fill-color="#ffffff"/>
      <style:paragraph-properties fo:margin-top="0in" fo:margin-bottom="0in" style:contextual-spacing="false" fo:line-height="100%" fo:background-color="#ffffff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28" style:family="paragraph" style:parent-style-name="Standard">
      <style:paragraph-properties fo:margin-top="0in" fo:margin-bottom="0in" style:contextual-spacing="false" fo:line-height="100%" fo:text-align="end" style:justify-single-word="false" fo:orphans="0" fo:widows="0"/>
    </style:style>
    <style:style style:name="P29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2" style:family="paragraph" style:parent-style-name="Standard">
      <style:paragraph-properties fo:margin-top="0in" fo:margin-bottom="0in" style:contextual-spacing="false" fo:line-height="100%" fo:text-align="end" style:justify-single-word="false" fo:orphans="0" fo:widows="0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  <style:text-properties fo:color="#000000" loext:opacity="100%" style:font-name="Calibri" style:font-name-asian="Calibri1" style:font-name-complex="Calibri1"/>
    </style:style>
    <style:style style:name="P34" style:family="paragraph" style:parent-style-name="Standard">
      <style:paragraph-properties fo:margin-left="0.75in" fo:margin-right="0in" fo:margin-top="0in" fo:margin-bottom="0in" style:contextual-spacing="false" fo:text-align="justify" style:justify-single-word="false" fo:text-indent="0in" style:auto-text-indent="false" fo:padding="0in" fo:border="none" style:shadow="none" style:join-border="false"/>
      <style:text-properties fo:color="#000000" loext:opacity="100%" style:font-name="Calibri" fo:font-size="12pt" style:font-name-asian="Calibri1" style:font-size-asian="12pt" style:font-name-complex="Calibri1" style:font-size-complex="12pt"/>
    </style:style>
    <style:style style:name="P35" style:family="paragraph" style:parent-style-name="Standard">
      <style:paragraph-properties fo:margin-top="0in" fo:margin-bottom="0in" style:contextual-spacing="false" fo:text-align="justify" style:justify-single-word="false" fo:padding="0in" fo:border="none" style:shadow="none" style:join-border="false"/>
      <style:text-properties fo:color="#000000" loext:opacity="100%" style:font-name="Calibri" fo:font-size="12pt" style:font-name-asian="Calibri1" style:font-size-asian="12pt" style:font-name-complex="Calibri1" style:font-size-complex="12pt"/>
    </style:style>
    <style:style style:name="P36" style:family="paragraph" style:parent-style-name="Standard">
      <style:paragraph-properties fo:margin-top="0in" fo:margin-bottom="0in" style:contextual-spacing="false" fo:text-align="justify" style:justify-single-word="false" fo:padding="0in" fo:border="none" style:shadow="none" style:join-border="false"/>
      <style:text-properties fo:color="#000000" loext:opacity="100%" style:font-name="Arial" fo:font-size="12pt" officeooo:paragraph-rsid="001a50e2" style:font-size-asian="12pt" style:font-size-complex="12pt"/>
    </style:style>
    <style:style style:name="P37" style:family="paragraph" style:parent-style-name="Standard">
      <style:paragraph-properties fo:margin-top="0in" fo:margin-bottom="0in" style:contextual-spacing="false" fo:text-align="justify" style:justify-single-word="false" fo:padding="0in" fo:border="none" style:shadow="none" style:join-border="false"/>
      <style:text-properties fo:color="#000000" loext:opacity="100%" fo:font-size="14pt" style:font-size-asian="14pt" style:font-size-complex="14pt"/>
    </style:style>
    <style:style style:name="P38" style:family="paragraph" style:parent-style-name="Standard">
      <style:paragraph-properties fo:margin-top="0in" fo:margin-bottom="0in" style:contextual-spacing="false" fo:text-align="justify" style:justify-single-word="false" fo:padding="0in" fo:border="none" style:shadow="none" style:join-border="false"/>
      <style:text-properties fo:font-size="12pt" style:font-size-asian="12pt" style:font-size-complex="12pt"/>
    </style:style>
    <style:style style:name="P39" style:family="paragraph" style:parent-style-name="Standard">
      <style:paragraph-properties fo:margin-top="0in" fo:margin-bottom="0in" style:contextual-spacing="false" fo:text-align="justify" style:justify-single-word="false" fo:padding="0in" fo:border="none" style:shadow="none" style:join-border="false"/>
      <style:text-properties fo:color="#c9211e" loext:opacity="100%"/>
    </style:style>
    <style:style style:name="P40" style:family="paragraph" style:parent-style-name="Standard">
      <style:paragraph-properties fo:margin-top="0in" fo:margin-bottom="0in" style:contextual-spacing="false" fo:text-align="justify" style:justify-single-word="false" fo:padding="0in" fo:border="none" style:shadow="none" style:join-border="false"/>
      <style:text-properties fo:color="#ff0000" loext:opacity="100%" fo:font-size="12pt" style:font-size-asian="12pt" style:font-size-complex="12pt"/>
    </style:style>
    <style:style style:name="P41" style:family="paragraph" style:parent-style-name="Standard">
      <style:paragraph-properties fo:margin-top="0in" fo:margin-bottom="0in" style:contextual-spacing="false" fo:text-align="justify" style:justify-single-word="false" fo:padding="0in" fo:border="none" style:shadow="none" style:join-border="false"/>
      <style:text-properties fo:color="#ff0000" loext:opacity="100%" fo:font-size="12pt" officeooo:rsid="001a50e2" officeooo:paragraph-rsid="001a50e2" style:font-size-asian="12pt" style:font-size-complex="12pt"/>
    </style:style>
    <style:style style:name="P42" style:family="paragraph" style:parent-style-name="Subtitle">
      <style:paragraph-properties fo:margin-left="1.1807in" fo:margin-right="0in" fo:text-align="center" style:justify-single-word="false" fo:text-indent="-1.0827in" style:auto-text-indent="false"/>
    </style:style>
    <style:style style:name="P43" style:family="paragraph" style:parent-style-name="Subtitle">
      <style:paragraph-properties fo:margin-left="0.098in" fo:margin-right="0in" fo:text-indent="0in" style:auto-text-indent="false"/>
      <style:text-properties fo:font-size="5pt" fo:font-weight="bold" style:font-size-asian="5pt" style:font-weight-asian="bold" style:font-size-complex="5pt"/>
    </style:style>
    <style:style style:name="P44" style:family="paragraph" style:parent-style-name="Subtitle">
      <style:paragraph-properties fo:margin-left="1.2799in" fo:margin-right="0in" fo:text-indent="-1.1819in" style:auto-text-indent="false"/>
    </style:style>
    <style:style style:name="P45" style:family="paragraph" style:parent-style-name="Text_20_body">
      <style:paragraph-properties fo:padding="0.0193in" fo:border="0.06pt solid #d9d9e3"/>
    </style:style>
    <style:style style:name="P46" style:family="paragraph" style:parent-style-name="Text_20_body">
      <style:paragraph-properties fo:margin-top="0in" fo:margin-bottom="0in" style:contextual-spacing="false" fo:text-align="justify" style:justify-single-word="false" fo:padding="0in" fo:border="none" style:shadow="none" style:join-border="false"/>
    </style:style>
    <style:style style:name="P47" style:family="paragraph" style:parent-style-name="Text_20_body">
      <style:paragraph-properties fo:margin-top="0in" fo:margin-bottom="0in" style:contextual-spacing="false" fo:text-align="justify" style:justify-single-word="false" fo:padding="0in" fo:border="none" style:shadow="none" style:join-border="false"/>
      <style:text-properties fo:color="#000000" loext:opacity="100%" fo:font-size="14pt" style:font-size-asian="14pt" style:font-size-complex="14pt"/>
    </style:style>
    <style:style style:name="P48" style:family="paragraph" style:parent-style-name="Title" style:master-page-name="Standard">
      <style:paragraph-properties fo:margin-left="1.1807in" fo:margin-right="0in" fo:text-align="center" style:justify-single-word="false" fo:text-indent="-1.0827in" style:auto-text-indent="false" style:page-number="1"/>
    </style:style>
    <style:style style:name="T1" style:family="text">
      <style:text-properties style:font-name="Quattrocento Sans" fo:font-size="24pt" fo:font-weight="bold" style:font-name-asian="Quattrocento Sans1" style:font-size-asian="24pt" style:font-weight-asian="bold" style:font-name-complex="Quattrocento Sans1" style:font-size-complex="24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7pt" fo:font-weight="bold" style:font-size-asian="17pt" style:font-weight-asian="bold" style:font-size-complex="17pt"/>
    </style:style>
    <style:style style:name="T4" style:family="text">
      <style:text-properties fo:font-size="5pt" fo:font-weight="bold" style:font-size-asian="5pt" style:font-weight-asian="bold" style:font-size-complex="5pt"/>
    </style:style>
    <style:style style:name="T5" style:family="text">
      <style:text-properties fo:font-size="13pt" fo:font-weight="bold" style:font-size-asian="13pt" style:font-weight-asian="bold" style:font-size-complex="13pt"/>
    </style:style>
    <style:style style:name="T6" style:family="text">
      <style:text-properties fo:font-size="19pt" fo:font-weight="bold" style:font-size-asian="19pt" style:font-weight-asian="bold" style:font-size-complex="19pt"/>
    </style:style>
    <style:style style:name="T7" style:family="text">
      <style:text-properties style:font-name="Calibri" fo:font-size="12pt" style:font-name-asian="Calibri1" style:font-size-asian="12pt" style:font-name-complex="Calibri1" style:font-size-complex="12pt"/>
    </style:style>
    <style:style style:name="T8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9" style:family="text">
      <style:text-properties style:font-name="Calibri" fo:font-size="12pt" fo:font-style="italic" style:font-name-asian="Calibri1" style:font-size-asian="12pt" style:font-style-asian="italic" style:font-name-complex="Calibri1" style:font-size-complex="12pt"/>
    </style:style>
    <style:style style:name="T10" style:family="text">
      <style:text-properties style:font-name="Calibri" fo:font-size="16pt" fo:font-weight="bold" style:font-name-asian="Calibri1" style:font-size-asian="16pt" style:font-weight-asian="bold" style:font-name-complex="Calibri1" style:font-size-complex="16pt"/>
    </style:style>
    <style:style style:name="T11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12" style:family="text">
      <style:text-properties fo:color="#000000" loext:opacity="100%" style:font-name="Calibri" fo:font-size="12pt" style:font-name-asian="Calibri1" style:font-size-asian="12pt" style:font-name-complex="Calibri1" style:font-size-complex="12pt"/>
    </style:style>
    <style:style style:name="T13" style:family="text">
      <style:text-properties fo:color="#000000" loext:opacity="100%" style:font-name="Calibri" style:font-name-asian="Calibri1" style:font-name-complex="Calibri1"/>
    </style:style>
    <style:style style:name="T14" style:family="text">
      <style:text-properties fo:color="#000000" loext:opacity="100%" style:font-name="Calibri" fo:font-weight="bold" style:font-name-asian="Calibri1" style:font-weight-asian="bold" style:font-name-complex="Calibri1"/>
    </style:style>
    <style:style style:name="T15" style:family="text">
      <style:text-properties fo:color="#1155cc" loext:opacity="100%" style:font-name="Calibri" fo:font-size="12pt" style:text-underline-style="solid" style:text-underline-width="auto" style:text-underline-color="font-color" style:font-name-asian="Calibri1" style:font-size-asian="12pt" style:font-name-complex="Calibri1" style:font-size-complex="12pt"/>
    </style:style>
    <style:style style:name="T1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7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8" style:family="text">
      <style:text-properties style:text-position="super 58%" style:font-name="Calibri" fo:font-size="12pt" style:font-name-asian="Calibri1" style:font-size-asian="12pt" style:font-name-complex="Calibri1" style:font-size-complex="12pt"/>
    </style:style>
    <style:style style:name="T19" style:family="text">
      <style:text-properties loext:padding="0.0193in" loext:border="0.06pt solid #d9d9e3"/>
    </style:style>
    <style:style style:name="T20" style:family="text">
      <style:text-properties fo:font-variant="normal" fo:text-transform="none" fo:color="#d1d5db" loext:opacity="100%" style:font-name="S hne" fo:font-size="9.60000038146973pt" fo:letter-spacing="normal" fo:font-style="normal" fo:font-weight="normal"/>
    </style:style>
    <style:style style:name="T21" style:family="text">
      <style:text-properties fo:font-variant="normal" fo:text-transform="none" fo:color="#d1d5db" loext:opacity="100%" style:font-name="S hne" fo:letter-spacing="normal" fo:font-style="normal" fo:font-weight="normal"/>
    </style:style>
    <style:style style:name="T22" style:family="text">
      <style:text-properties fo:font-variant="normal" fo:text-transform="none" fo:color="#d1d5db" loext:opacity="100%" fo:font-size="9.60000038146973pt" fo:letter-spacing="normal" fo:font-style="normal" fo:font-weight="normal"/>
    </style:style>
    <style:style style:name="T23" style:family="text">
      <style:text-properties fo:font-variant="normal" fo:text-transform="none" fo:font-size="9.60000038146973pt" fo:letter-spacing="normal" fo:font-style="normal" fo:font-weight="normal"/>
    </style:style>
    <style:style style:name="T24" style:family="text">
      <style:text-properties fo:font-variant="normal" fo:text-transform="none" fo:letter-spacing="normal" fo:font-style="normal" fo:font-weight="normal"/>
    </style:style>
    <style:style style:name="T25" style:family="text">
      <style:text-properties fo:font-variant="normal" fo:text-transform="none" style:font-name="S h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span text:style-name="T1">Trabalho Final Interdisciplinar</text:span><text:span text:style-name="T1"/></text:p>
      <text:p text:style-name="P42"><text:bookmark text:name="_heading=h.ov1in69ropvo"/><text:span text:style-name="T2">Curso Sup. de TSI – 1</text:span><text:span text:style-name="T3">º</text:span><text:span text:style-name="T2"> período – 2023/1</text:span><text:span text:style-name="T2"/></text:p>
      <text:p text:style-name="P43"><text:bookmark text:name="_heading=h.e5pqw7117319"/></text:p>
      <text:p text:style-name="P44"><text:bookmark text:name="_heading=h.kn5dg43xq9xo"/><text:span text:style-name="T2">Disciplinas: Desenvolvimento Front-end I</text:span><text:span text:style-name="T5"> – prof. Maycon Guedes</text:span><text:span text:style-name="T2">,<text:line-break/>Ferramentas para Trab. Colaborativo</text:span><text:span text:style-name="T5"> – prof. Bruno Clemente<text:line-break/></text:span><text:span text:style-name="T2">Lógica de Programação</text:span><text:span text:style-name="T5"> – prof. Archimedes Detoni</text:span><text:span text:style-name="T6"/></text:p>
      <text:p text:style-name="Standard"/>
      <text:p text:style-name="P4"><text:span text:style-name="T7">Este Trabalho Final Interdisciplinar tem o objetivo de abordar de forma integrada os conhecimentos que foram adquiridos nas disciplinas de Desenvolvimento Front-end I, Ferramentas para Trabalho Colaborativo e Lógica de Programação. Dessa forma, propomos um trabalho em grupo, que demanda:</text:span><text:span text:style-name="T7"/></text:p>
      <text:list text:style-name="WWNum5">
        <text:list-item>
          <text:p text:style-name="P5"><text:span text:style-name="T12">planejamento e execução de atividades em equipe, usando tecnologias e ferramentas de apoio ao trabalho colaborativo;</text:span><text:span text:style-name="T12"/></text:p>
        </text:list-item>
        <text:list-item>
          <text:p text:style-name="P6"><text:span text:style-name="T12">uso de conhecimentos e ferramentas para desenvolvimento de aplicação web, apoiada nas linguagens Html, Css e JavaScript.</text:span><text:span text:style-name="T12"/></text:p>
        </text:list-item>
      </text:list>
      <text:p text:style-name="P18"/>
      <text:p text:style-name="P7"><text:span text:style-name="T7">Os grupos para desenvolvimento deste trabalho devem ser compostos por 05 (cinco) estudantes e sua avaliação ocorrerá em duas partes:</text:span><text:span text:style-name="T7"/></text:p>
      <text:list xml:id="list3998777358" text:style-name="WWNum4">
        <text:list-item>
          <text:p text:style-name="P9"><text:span text:style-name="T8">Primeira parte (corresponde a 50% da nota do trabalho)</text:span><text:span text:style-name="T7">: os arquivos elaborados pelo grupo, referentes à aplicação (documentos, arquivos de mídias, códigos Html, Css e JavaScript), que devem ser enviados para análise/correção dos professores:</text:span><text:span text:style-name="T7"/></text:p>
          <text:list>
            <text:list-item>
              <text:p text:style-name="P9"><text:span text:style-name="T7">Todos os arquivos solicitados devem ser enviados pelo AVA, na sala de cada disciplina (os mesmos arquivos devem ser enviados em cada sala, para o devido registro da entrega);</text:span><text:span text:style-name="T7"/></text:p>
            </text:list-item>
            <text:list-item>
              <text:p text:style-name="P9"><text:span text:style-name="T7">Prazo: </text:span><text:span text:style-name="T8">24/07/2023</text:span><text:span text:style-name="T7">;</text:span><text:span text:style-name="T7"/></text:p>
            </text:list-item>
            <text:list-item>
              <text:p text:style-name="P9"><text:span text:style-name="T7">A nota desta etapa será a mesma para todos os membros do grupo. Não havendo distinção de notas entre os envolvidos.</text:span><text:span text:style-name="T7"/></text:p>
            </text:list-item>
          </text:list>
        </text:list-item>
        <text:list-item>
          <text:p text:style-name="P9"><text:span text:style-name="T8">Segunda parte (corresponde a 50% da nota do trabalho)</text:span><text:span text:style-name="T7">: apresentação/entrevista:</text:span><text:span text:style-name="T7"/></text:p>
          <text:list>
            <text:list-item>
              <text:p text:style-name="P9"><text:span text:style-name="T7">O grupo deve preparar uma apresentação sobre sua aplicação (duração de 20 minutos), explicando sobre os principais aspectos do desenvolvimento da aplicação e como foram as experiências vivenciadas pelo grupo:</text:span><text:span text:style-name="T7"/></text:p>
              <text:list>
                <text:list-item>
                  <text:p text:style-name="P9"><text:span text:style-name="T7">organização do trabalho em equipe,</text:span><text:span text:style-name="T7"/></text:p>
                </text:list-item>
                <text:list-item>
                  <text:p text:style-name="P9"><text:span text:style-name="T7">uso de ferramentas de apoio ao trabalho, e</text:span><text:span text:style-name="T7"/></text:p>
                </text:list-item>
                <text:list-item>
                  <text:p text:style-name="P9"><text:span text:style-name="T7">desenvolvimento dos códigos da aplicação.</text:span><text:span text:style-name="T7"/></text:p>
                </text:list-item>
              </text:list>
            </text:list-item>
            <text:list-item>
              <text:p text:style-name="P9"><text:span text:style-name="T7"><text:s/>Após a apresentação, o grupo será entrevistado pelos professores e pelos colegas da turma (serão avaliadas a qualidade das respostas de cada membro, assim como a qualidade das perguntas que os demais colegas da turma elaborarem);</text:span><text:span text:style-name="T7"/></text:p>
            </text:list-item>
            <text:list-item>
              <text:p text:style-name="P9"><text:span text:style-name="T7">Datas: nas semanas entre os dia </text:span><text:span text:style-name="T8">24 e 28/07/2023</text:span><text:span text:style-name="T7"> (dias/horários serão agendados e comunicados posteriormente);</text:span><text:span text:style-name="T7"/></text:p>
            </text:list-item>
            <text:list-item>
              <text:p text:style-name="P9"><text:span text:style-name="T7">A nota desta etapa será individual, de acordo com o desempenho de cada membro na apresentação e entrevista, assim como na elaboração de perguntas qualificadas e participação nas apresentações dos outros grupos.</text:span><text:span text:style-name="T7"/></text:p>
            </text:list-item>
          </text:list>
        </text:list-item>
      </text:list>
      <text:p text:style-name="P18"/>
      <text:p text:style-name="P20"/>
      <text:p text:style-name="P8"><text:span text:style-name="T7">A nota obtida neste trabalho será aproveitada de formas diferentes para compor a média semestral das disciplinas indicadas a seguir, sendo que cada professor explicará para sua turma sobre qual será a pontuação em sua disciplina:</text:span><text:span text:style-name="T7"/></text:p>
      <text:list xml:id="list234326946966732" text:continue-numbering="true" text:style-name="WWNum4">
        <text:list-item>
          <text:p text:style-name="P24"><text:span text:style-name="T8">Desenvolvimento Front-end I – prof. Maycon Guedes</text:span><text:span text:style-name="T7"/></text:p>
          <text:list>
            <text:list-item>
              <text:p text:style-name="P25"><text:span text:style-name="T7">Foco principal no desenvolvimento frontend utilizando códigos Html e Css.</text:span><text:span text:style-name="T7"/></text:p>
            </text:list-item>
          </text:list>
        </text:list-item>
        <text:list-item>
          <text:p text:style-name="P9"><text:span text:style-name="T8">Ferramentas para Trab. Colaborativo – prof. Bruno Clemente</text:span><text:span text:style-name="T8"/></text:p>
          <text:list>
            <text:list-item>
              <text:p text:style-name="P25"><text:span text:style-name="T7">Utilização do Trello como ferramenta de gerenciamento de equipes de desenvolvimento de software;</text:span><text:span text:style-name="T7"/></text:p>
            </text:list-item>
            <text:list-item>
              <text:p text:style-name="P26"><text:span text:style-name="T7">Utilização do Git como ferramenta de controle de versionamento e gerenciamento de código.</text:span><text:span text:style-name="T7"/></text:p>
            </text:list-item>
            <text:list-item>
              <text:p text:style-name="P25"><text:span text:style-name="T7">Foco principal no controle das demandas (TODO, Doing e Done), assim como criação de branches para desenvolvimento individual e merge para garantia da continuidade do branch master. </text:span><text:span text:style-name="T7"/></text:p>
            </text:list-item>
          </text:list>
        </text:list-item>
        <text:list-item>
          <text:p text:style-name="P9"><text:span text:style-name="T8">Lógica de Programação – prof. Archimedes Detoni</text:span><text:span text:style-name="T8"/></text:p>
          <text:list>
            <text:list-item>
              <text:p text:style-name="P25"><text:span text:style-name="T7">Foco principal no código JavaScript, estruturação lógica da aplicação, legibilidade, correção e concisão do código.</text:span><text:span text:style-name="T7"/></text:p>
            </text:list-item>
          </text:list>
        </text:list-item>
      </text:list>
      <text:p text:style-name="P18"/>
      <text:p text:style-name="P10"><text:span text:style-name="T10">Orientações a serem seguidas no desenvolvimento da aplicação</text:span><text:span text:style-name="T10"/></text:p>
      <text:list text:style-name="WWNum1">
        <text:list-item>
          <text:p text:style-name="P12"><text:span text:style-name="T7">separe de forma adequada os códigos Html, Css e JavaScript;</text:span><text:span text:style-name="T7"/></text:p>
        </text:list-item>
        <text:list-item>
          <text:p text:style-name="P13"><text:span text:style-name="T7">torne os códigos da sua aplicação legíveis: insira cabeçalhos, comentários e respeite as regras de <text:s/>indentação;</text:span><text:span text:style-name="T7"/></text:p>
        </text:list-item>
        <text:list-item>
          <text:p text:style-name="P13"><text:span text:style-name="T7">respeite as convenções indicadas no material de estudo e nas aulas para identificar (nomear) variáveis, functions e elementos Html e Css;</text:span><text:span text:style-name="T7"/></text:p>
        </text:list-item>
        <text:list-item>
          <text:p text:style-name="P13"><text:span text:style-name="T7">trate adequadamente as entradas de dados:</text:span><text:span text:style-name="T7"/></text:p>
          <text:list>
            <text:list-item>
              <text:p text:style-name="P13"><text:span text:style-name="T7">instrua o usuário sobre o tipo de valor esperado como entrada;</text:span><text:span text:style-name="T7"/></text:p>
            </text:list-item>
            <text:list-item>
              <text:p text:style-name="P13"><text:span text:style-name="T7">verifique se o usuário informou valor de entrada válido (p. ex. use mensagens de </text:span><text:span text:style-name="T9">alert </text:span><text:span text:style-name="T7">se deixou campo vazio ou preencheu campo com valor que não corresponda ao esperado...).</text:span><text:span text:style-name="T7"/></text:p>
            </text:list-item>
          </text:list>
        </text:list-item>
        <text:list-item>
          <text:p text:style-name="P13"><text:span text:style-name="T7">apresente adequadamente os resultados produzidos pela aplicação:</text:span><text:span text:style-name="T7"/></text:p>
          <text:list>
            <text:list-item>
              <text:p text:style-name="P13"><text:span text:style-name="T7">use mensagens que expliquem para o usuário a informação mostrada como saída;</text:span><text:span text:style-name="T7"/></text:p>
            </text:list-item>
            <text:list-item>
              <text:p text:style-name="P13"><text:span text:style-name="T7">formate adequadamente os valores mostrados (p. ex. valores financeiros devem ser apresentados com duas casas decimais).</text:span><text:span text:style-name="T7"/></text:p>
            </text:list-item>
          </text:list>
        </text:list-item>
        <text:list-item>
          <text:p text:style-name="P13"><text:span text:style-name="T7">teste sua aplicação utilizando a ferramenta de debugging, antes de enviá-la, analisando se os objetivos da mesma estão sendo alcançados e fazendo as correções/melhorias que entender necessárias.</text:span><text:span text:style-name="T7"/></text:p>
        </text:list-item>
        <text:list-item>
          <text:p text:style-name="P13"><text:span text:style-name="T7">o professor da disciplina de Ferramentas para Trabalho Colaborativo deverá ser adicionado no Trello da equipe e no Github (ou similar) usado para o controle de versionamento, fazendo uso do e-mail “</text:span><text:a xlink:type="simple" xlink:href="mailto:brunoclemente88@gmail.com" text:style-name="Default_20_Style" text:visited-style-name="Default_20_Style"><text:span text:style-name="T15">brunoclemente88@gmail.com</text:span></text:a><text:span text:style-name="T7">” para que seja possível acompanhar o desenvolvimento do trabalho e a participação dos membros.</text:span><text:span text:style-name="T7"/></text:p>
        </text:list-item>
      </text:list>
      <text:p text:style-name="P18"/>
      <text:p text:style-name="P21"/>
      <text:p text:style-name="P11"><text:span text:style-name="T10">Aspectos iniciais da aplicação</text:span><text:span text:style-name="T10"/></text:p>
      <text:p text:style-name="P7"><text:span text:style-name="T8">Cada grupo será responsável por desenvolver uma aplicação de acordo com o tema escolhido, recebendo um arquivo JavaScript</text:span><text:span text:style-name="T7"> que conterá um conjunto de vetores com os dados que deverão ser usados pelo grupo no desenvolvimento do trabalho.</text:span><text:span text:style-name="T7"/></text:p>
      <text:p text:style-name="P19"/>
      <text:p text:style-name="P7"><text:span text:style-name="T7">Em geral, os trabalhos abordam a manipulação de vetores (incluir, excluir e pesquisar itens; e filtrar itens a partir de algum parâmetro). Dessa forma, vale observar que os dados sobre um determinado item ocuparão uma mesma posição nos vetores. Para explicar melhor, considerando os vetores </text:span><text:span text:style-name="T8">vetNome</text:span><text:span text:style-name="T7">, </text:span><text:span text:style-name="T8">vetProfissao</text:span><text:span text:style-name="T7"> e </text:span><text:span text:style-name="T8">vetSalarios</text:span><text:span text:style-name="T7"> do exemplo abaixo, se acessarmos a posição de </text:span><text:span text:style-name="T8">índice 3</text:span><text:span text:style-name="T7"> de </text:span><text:span text:style-name="T8">vetNome[3]</text:span><text:span text:style-name="T7">, encontraremos o nome de uma determinada pessoa, a “</text:span><text:span text:style-name="T8">Luana Mil</text:span><text:span text:style-name="T7">”, estando a sua respectiva profissão, “</text:span><text:span text:style-name="T8">Professor</text:span><text:span text:style-name="T7">” armazenada na posição de mesmo índice em </text:span><text:span text:style-name="T8">vetProfissao[3]</text:span><text:span text:style-name="T7">, e em </text:span><text:span text:style-name="T8">vetSalario[3]</text:span><text:span text:style-name="T7"> o seu salário de </text:span><text:span text:style-name="T8">R$4600,00</text:span><text:span text:style-name="T7">.</text:span><text:span text:style-name="T7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C"/>
        <table:table-column table:style-name="Tabela1.H"/>
        <table:table-row table:style-name="Tabela1.1">
          <table:table-cell table:style-name="Tabela1.A1" office:value-type="string">
            <text:p text:style-name="P29"/>
          </table:table-cell>
          <table:table-cell table:style-name="Tabela1.A1" office:value-type="string">
            <text:p text:style-name="P27"><text:span text:style-name="T13">0</text:span><text:span text:style-name="T13"/></text:p>
          </table:table-cell>
          <table:table-cell table:style-name="Tabela1.A1" office:value-type="string">
            <text:p text:style-name="P27"><text:span text:style-name="T13">1</text:span><text:span text:style-name="T13"/></text:p>
          </table:table-cell>
          <table:table-cell table:style-name="Tabela1.A1" office:value-type="string">
            <text:p text:style-name="P27"><text:span text:style-name="T13">2</text:span><text:span text:style-name="T13"/></text:p>
          </table:table-cell>
          <table:table-cell table:style-name="Tabela1.A1" office:value-type="string">
            <text:p text:style-name="P27"><text:span text:style-name="T13">3</text:span><text:span text:style-name="T13"/></text:p>
          </table:table-cell>
          <table:table-cell table:style-name="Tabela1.A1" office:value-type="string">
            <text:p text:style-name="P27"><text:span text:style-name="T13">4</text:span><text:span text:style-name="T13"/></text:p>
          </table:table-cell>
          <table:table-cell table:style-name="Tabela1.A1" office:value-type="string">
            <text:p text:style-name="P27"><text:span text:style-name="T13">5</text:span><text:span text:style-name="T13"/></text:p>
          </table:table-cell>
          <table:table-cell table:style-name="Tabela1.A1" office:value-type="string">
            <text:p text:style-name="P27"><text:span text:style-name="T13">6</text:span><text:span text:style-name="T13"/></text:p>
          </table:table-cell>
        </table:table-row>
        <table:table-row table:style-name="Tabela1.1">
          <table:table-cell table:style-name="Tabela1.A1" office:value-type="string">
            <text:p text:style-name="P28"><text:span text:style-name="T14">vetNome</text:span><text:span text:style-name="T14"/></text:p>
          </table:table-cell>
          <table:table-cell table:style-name="Tabela1.B2" office:value-type="string">
            <text:p text:style-name="P27"><text:span text:style-name="T13">“Susi Lins”</text:span><text:span text:style-name="T13"/></text:p>
          </table:table-cell>
          <table:table-cell table:style-name="Tabela1.C2" office:value-type="string">
            <text:p text:style-name="P27"><text:span text:style-name="T13">“Almir Sá”</text:span><text:span text:style-name="T13"/></text:p>
          </table:table-cell>
          <table:table-cell table:style-name="Tabela1.C2" office:value-type="string">
            <text:p text:style-name="P27"><text:span text:style-name="T13">“José Silva”</text:span><text:span text:style-name="T13"/></text:p>
          </table:table-cell>
          <table:table-cell table:style-name="Tabela1.C2" office:value-type="string">
            <text:p text:style-name="P27"><text:span text:style-name="T13">“Luana Mil”</text:span><text:span text:style-name="T13"/></text:p>
          </table:table-cell>
          <table:table-cell table:style-name="Tabela1.C2" office:value-type="string">
            <text:p text:style-name="P27"><text:span text:style-name="T13">“Jairo Luz”</text:span><text:span text:style-name="T13"/></text:p>
          </table:table-cell>
          <table:table-cell table:style-name="Tabela1.C2" office:value-type="string">
            <text:p text:style-name="P27"><text:span text:style-name="T13">“Marta Bali”</text:span><text:span text:style-name="T13"/></text:p>
          </table:table-cell>
          <table:table-cell table:style-name="Tabela1.C2" office:value-type="string">
            <text:p text:style-name="P27"><text:span text:style-name="T13">“João Lopes”</text:span><text:span text:style-name="T13"/></text:p>
          </table:table-cell>
        </table:table-row>
        <table:table-row table:style-name="Tabela1.3">
          <table:table-cell table:style-name="Tabela1.A1" office:value-type="string">
            <text:p text:style-name="P33"/>
          </table:table-cell>
          <table:table-cell table:style-name="Tabela1.A1" office:value-type="string">
            <text:p text:style-name="P30"/>
          </table:table-cell>
          <table:table-cell table:style-name="Tabela1.A1" office:value-type="string">
            <text:p text:style-name="P31"/>
          </table:table-cell>
          <table:table-cell table:style-name="Tabela1.A1" office:value-type="string">
            <text:p text:style-name="P31"/>
          </table:table-cell>
          <table:table-cell table:style-name="Tabela1.A1" office:value-type="string">
            <text:p text:style-name="P31"/>
          </table:table-cell>
          <table:table-cell table:style-name="Tabela1.A1" office:value-type="string">
            <text:p text:style-name="P31"/>
          </table:table-cell>
          <table:table-cell table:style-name="Tabela1.A1" office:value-type="string">
            <text:p text:style-name="P31"/>
          </table:table-cell>
          <table:table-cell table:style-name="Tabela1.A1" office:value-type="string">
            <text:p text:style-name="P31"/>
          </table:table-cell>
        </table:table-row>
        <table:table-row table:style-name="Tabela1.1">
          <table:table-cell table:style-name="Tabela1.A1" office:value-type="string">
            <text:p text:style-name="P28"><text:span text:style-name="T14">vetProfissao</text:span><text:span text:style-name="T14"/></text:p>
          </table:table-cell>
          <table:table-cell table:style-name="Tabela1.B2" office:value-type="string">
            <text:p text:style-name="P27"><text:span text:style-name="T13">Professor</text:span><text:span text:style-name="T13"/></text:p>
          </table:table-cell>
          <table:table-cell table:style-name="Tabela1.C2" office:value-type="string">
            <text:p text:style-name="P27"><text:span text:style-name="T13">Engenheiro</text:span><text:span text:style-name="T13"/></text:p>
          </table:table-cell>
          <table:table-cell table:style-name="Tabela1.C2" office:value-type="string">
            <text:p text:style-name="P27"><text:span text:style-name="T13">Cozinheiro</text:span><text:span text:style-name="T13"/></text:p>
          </table:table-cell>
          <table:table-cell table:style-name="Tabela1.C2" office:value-type="string">
            <text:p text:style-name="P27"><text:span text:style-name="T13">Professor</text:span><text:span text:style-name="T13"/></text:p>
          </table:table-cell>
          <table:table-cell table:style-name="Tabela1.C2" office:value-type="string">
            <text:p text:style-name="P27"><text:span text:style-name="T13">Analista</text:span><text:span text:style-name="T13"/></text:p>
          </table:table-cell>
          <table:table-cell table:style-name="Tabela1.C2" office:value-type="string">
            <text:p text:style-name="P27"><text:span text:style-name="T13">Contador</text:span><text:span text:style-name="T13"/></text:p>
          </table:table-cell>
          <table:table-cell table:style-name="Tabela1.C2" office:value-type="string">
            <text:p text:style-name="P27"><text:span text:style-name="T13">Analista</text:span><text:span text:style-name="T13"/></text:p>
          </table:table-cell>
        </table:table-row>
        <table:table-row table:style-name="Tabela1.5">
          <table:table-cell table:style-name="Tabela1.A1" office:value-type="string">
            <text:p text:style-name="P33"/>
          </table:table-cell>
          <table:table-cell table:style-name="Tabela1.A1" office:value-type="string">
            <text:p text:style-name="P32"/>
          </table:table-cell>
          <table:table-cell table:style-name="Tabela1.A1" office:value-type="string">
            <text:p text:style-name="P31"/>
          </table:table-cell>
          <table:table-cell table:style-name="Tabela1.A1" office:value-type="string">
            <text:p text:style-name="P31"/>
          </table:table-cell>
          <table:table-cell table:style-name="Tabela1.A1" office:value-type="string">
            <text:p text:style-name="P31"/>
          </table:table-cell>
          <table:table-cell table:style-name="Tabela1.A1" office:value-type="string">
            <text:p text:style-name="P31"/>
          </table:table-cell>
          <table:table-cell table:style-name="Tabela1.A1" office:value-type="string">
            <text:p text:style-name="P31"/>
          </table:table-cell>
          <table:table-cell table:style-name="Tabela1.A1" office:value-type="string">
            <text:p text:style-name="P31"/>
          </table:table-cell>
        </table:table-row>
        <table:table-row table:style-name="Tabela1.1">
          <table:table-cell table:style-name="Tabela1.A1" office:value-type="string">
            <text:p text:style-name="P28"><text:span text:style-name="T14">vetSalario</text:span><text:span text:style-name="T14"/></text:p>
          </table:table-cell>
          <table:table-cell table:style-name="Tabela1.B2" office:value-type="string">
            <text:p text:style-name="P27"><text:span text:style-name="T13">2800,00</text:span><text:span text:style-name="T13"/></text:p>
          </table:table-cell>
          <table:table-cell table:style-name="Tabela1.C2" office:value-type="string">
            <text:p text:style-name="P27"><text:span text:style-name="T13">5750,00</text:span><text:span text:style-name="T13"/></text:p>
          </table:table-cell>
          <table:table-cell table:style-name="Tabela1.C2" office:value-type="string">
            <text:p text:style-name="P27"><text:span text:style-name="T13">3500,00</text:span><text:span text:style-name="T13"/></text:p>
          </table:table-cell>
          <table:table-cell table:style-name="Tabela1.C2" office:value-type="string">
            <text:p text:style-name="P27"><text:span text:style-name="T13">4600,00</text:span><text:span text:style-name="T13"/></text:p>
          </table:table-cell>
          <table:table-cell table:style-name="Tabela1.C2" office:value-type="string">
            <text:p text:style-name="P27"><text:span text:style-name="T13">7800,00</text:span><text:span text:style-name="T13"/></text:p>
          </table:table-cell>
          <table:table-cell table:style-name="Tabela1.C2" office:value-type="string">
            <text:p text:style-name="P27"><text:span text:style-name="T13">4150,00</text:span><text:span text:style-name="T13"/></text:p>
          </table:table-cell>
          <table:table-cell table:style-name="Tabela1.C2" office:value-type="string">
            <text:p text:style-name="P27"><text:span text:style-name="T13">8380,00</text:span><text:span text:style-name="T13"/></text:p>
          </table:table-cell>
        </table:table-row>
      </table:table>
      <text:p text:style-name="P18"/>
      <text:p text:style-name="P10"><text:span text:style-name="T10">Temas das aplicações para cada grupo</text:span><text:span text:style-name="T10"/></text:p>
      <text:p text:style-name="P18"/>
      <text:p text:style-name="P14"/>
      <text:p text:style-name="P14"><text:span text:style-name="T11">Tema 1 - Gerenciamento de um portal de notícias</text:span><text:span text:style-name="T11"/></text:p>
      <text:p text:style-name="P14"><text:span text:style-name="T7">A aplicação deve apoiar um site de portal de notícias. Para cada matéria publicada deve haver o título, texto, autor e data. Dessa forma sua equipe receberá 4 vetores, que armazenam os seguintes dados:</text:span><text:span text:style-name="T7"/></text:p>
      <text:list xml:id="list2789666492" text:style-name="WWNum2">
        <text:list-item>
          <text:p text:style-name="P16"><text:span text:style-name="T12">vetTitulo: Vetor com os título de todas matérias publicadas;</text:span><text:span text:style-name="T12"/></text:p>
        </text:list-item>
        <text:list-item>
          <text:p text:style-name="P16"><text:span text:style-name="T12">vetTexto: Vetor com o texto de todas as matérias publicadas;</text:span><text:span text:style-name="T12"/></text:p>
        </text:list-item>
        <text:list-item>
          <text:p text:style-name="P16"><text:span text:style-name="T12">vetAutor: Vetor com o nome dos autores de todas as matérias publicadas;</text:span><text:span text:style-name="T12"/></text:p>
        </text:list-item>
        <text:list-item>
          <text:p text:style-name="P16"><text:span text:style-name="T12">vetData: Vetor com a data de publicação de todas as matérias publicadas;</text:span><text:span text:style-name="T12"/></text:p>
        </text:list-item>
      </text:list>
      <text:p text:style-name="P34"/>
      <text:p text:style-name="P14"><text:span text:style-name="T7">Utilizando esses vetores, seu grupo deverá desenvolver uma aplicação contemplando os seguintes aspectos:</text:span><text:span text:style-name="T7"/></text:p>
      <text:list xml:id="list3732555673" text:style-name="WWNum3">
        <text:list-item>
          <text:p text:style-name="P17"><text:span text:style-name="T12">Apresentar uma página com a relação de todas as matérias publicadas, esta página pode ser ordenada por data da publicação ou ordem alfabética dos títulos;</text:span><text:span text:style-name="T12"/></text:p>
        </text:list-item>
        <text:list-item>
          <text:p text:style-name="P17"><text:span text:style-name="T12">Pesquisar todas as matérias por um determinado autor que a escreveu;</text:span><text:span text:style-name="T12"/></text:p>
        </text:list-item>
        <text:list-item>
          <text:p text:style-name="P17"><text:span text:style-name="T12">Cada matéria poderá ter nenhuma ou várias imagens;</text:span><text:span text:style-name="T12"/></text:p>
        </text:list-item>
        <text:list-item>
          <text:p text:style-name="P17"><text:span text:style-name="T12">Inserir novas matérias;</text:span><text:span text:style-name="T12"/></text:p>
        </text:list-item>
        <text:list-item>
          <text:p text:style-name="P17"><text:span text:style-name="T12">Editar uma matéria já existente;</text:span><text:span text:style-name="T12"/></text:p>
        </text:list-item>
        <text:list-item>
          <text:p text:style-name="P17"><text:span text:style-name="T12">Excluir uma máteria;</text:span><text:span text:style-name="T12"/></text:p>
        </text:list-item>
      </text:list>
      <text:p text:style-name="P22"/>
      <text:p text:style-name="P15"><text:span text:style-name="T11">Tema 2 - Gerenciamento de um campeonato de corridas de automobilismo</text:span><text:span text:style-name="T11"/></text:p>
      <text:p text:style-name="P14"><text:span text:style-name="T7">A aplicação deve apoiar um sistema para corridas de automobilismo. Para cada corrida realizada háverá um vetor, ealem de vetores para armazenar os nomes dos pilotos equipes e paises sede das corridas. Dessa forma sua equipe receberá 12 vetores, que armazenam os seguintes dados:</text:span><text:span text:style-name="T7"/></text:p>
      <text:list xml:id="list234325348221447" text:continue-list="list2789666492" text:style-name="WWNum2">
        <text:list-item>
          <text:p text:style-name="P16"><text:span text:style-name="T12">vetPiloto: Vetor com os nomes dos pilotos que participam do campeonato;</text:span><text:span text:style-name="T12"/></text:p>
        </text:list-item>
        <text:list-item>
          <text:p text:style-name="P16"><text:span text:style-name="T12">vetEquipe: Vetor com os nomes das equipes que participam do campeonato;</text:span><text:span text:style-name="T12"/></text:p>
        </text:list-item>
        <text:list-item>
          <text:p text:style-name="P16"><text:span text:style-name="T12">vetPaisCorrida: Vetor com os nomes dos paises sede de cada corrida do campeotado;</text:span><text:span text:style-name="T12"/></text:p>
        </text:list-item>
        <text:list-item>
          <text:p text:style-name="P16"><text:span text:style-name="T12">vetCorrida1: Vetor com as posições de chegada da 1º corrida do campeonato;</text:span><text:span text:style-name="T12"/></text:p>
        </text:list-item>
        <text:list-item>
          <text:p text:style-name="P16"><text:span text:style-name="T12">vetCorrida2: Vetor com as posições de chegada da 2º corrida do campeonato;</text:span><text:span text:style-name="T12"/></text:p>
        </text:list-item>
        <text:list-item>
          <text:p text:style-name="P16"><text:span text:style-name="T12">vetCorrida3: Vetor com as posições de chegada da 3º corrida do campeonato;</text:span><text:span text:style-name="T12"/></text:p>
        </text:list-item>
        <text:list-item>
          <text:p text:style-name="P16"><text:span text:style-name="T12">vetCorrida4: Vetor com as posições de chegada da 4º corrida do campeonato;</text:span><text:span text:style-name="T12"/></text:p>
        </text:list-item>
        <text:list-item>
          <text:p text:style-name="P16"><text:span text:style-name="T12">vetCorrida5: Vetor com as posições de chegada da 5º corrida do campeonato;</text:span><text:span text:style-name="T12"/></text:p>
        </text:list-item>
        <text:list-item>
          <text:p text:style-name="P16"><text:span text:style-name="T12">vetCorrida6: Vetor com as posições de chegada da 6º corrida do campeonato;</text:span><text:span text:style-name="T12"/></text:p>
        </text:list-item>
        <text:list-item>
          <text:p text:style-name="P16"><text:span text:style-name="T12">vetCorrida7: Vetor com as posições de chegada da 7º corrida do campeonato;</text:span><text:span text:style-name="T12"/></text:p>
        </text:list-item>
        <text:list-item>
          <text:p text:style-name="P16"><text:span text:style-name="T12">vetCorrida8: Vetor com as posições de chegada da 8º corrida do campeonato;</text:span><text:span text:style-name="T12"/></text:p>
        </text:list-item>
        <text:list-item>
          <text:p text:style-name="P16"><text:span text:style-name="T12">vetCorrida9: Vetor com as posições de chegada da 9º corrida do campeonato;</text:span><text:span text:style-name="T12"/></text:p>
        </text:list-item>
        <text:list-item>
          <text:p text:style-name="P16"><text:span text:style-name="T12">vetCorrida10: Vetor com as posições de chegada da 10º corrida do campeonato;</text:span><text:span text:style-name="T12"/></text:p>
        </text:list-item>
      </text:list>
      <text:p text:style-name="P34"/>
      <text:p text:style-name="P14"><text:span text:style-name="T7">Utilizando esses vetores, seu grupo deverá desenvolver uma aplicação contemplando os seguintes aspectos:</text:span><text:span text:style-name="T7"/></text:p>
      <text:list xml:id="list234325145874428" text:continue-list="list3732555673" text:style-name="WWNum3">
        <text:list-item>
          <text:p text:style-name="P17"><text:span text:style-name="T12">Colocação dos pilotos com a sua equipe por corrida;</text:span><text:span text:style-name="T12"/></text:p>
        </text:list-item>
        <text:list-item>
          <text:p text:style-name="P17"><text:span text:style-name="T12">Tabela com a colocação dos pilotos no campeotado;</text:span><text:span text:style-name="T12"/></text:p>
        </text:list-item>
        <text:list-item>
          <text:p text:style-name="P17"><text:span text:style-name="T12">Tabela com a colocação das equipes no campeotado;</text:span><text:span text:style-name="T12"/></text:p>
        </text:list-item>
      </text:list>
      <text:p text:style-name="P22"/>
      <text:p text:style-name="P14"><text:span text:style-name="T11">Tema 3 - Gerenciamento da Comissão dos Vendedores de uma Loja</text:span><text:span text:style-name="T11"/></text:p>
      <text:p text:style-name="P14"><text:span text:style-name="T7">A aplicação deve apoiar uma loja a gerenciar a comissão a ser paga para seus vendedores em um determinado mês. Para cada venda realizada pela loja, são registros o CPF do vendedor, o valor da venda e o percentual da comissão a ser para ao vendedor.</text:span><text:span text:style-name="T7"/></text:p>
      <text:p text:style-name="P14"><text:span text:style-name="T7">Dessa forma, sua equipe receberá 3 vetores, que armazenam os seguintes dados:</text:span><text:span text:style-name="T7"/></text:p>
      <text:list xml:id="list234326268982939" text:continue-list="list234325348221447" text:style-name="WWNum2">
        <text:list-item>
          <text:p text:style-name="P16"><text:span text:style-name="T12">CPF do vendedor;</text:span><text:span text:style-name="T12"/></text:p>
        </text:list-item>
        <text:list-item>
          <text:p text:style-name="P16"><text:span text:style-name="T12">Valor da venda;</text:span><text:span text:style-name="T12"/></text:p>
        </text:list-item>
        <text:list-item>
          <text:p text:style-name="P16"><text:span text:style-name="T12">Percentual da comissão a ser paga para o vendedor.</text:span><text:span text:style-name="T12"/></text:p>
        </text:list-item>
      </text:list>
      <text:p text:style-name="P14"><text:span text:style-name="T7">Utilizando esses vetores, seu grupo deverá desenvolver uma aplicação contemplando os seguintes aspectos:</text:span><text:span text:style-name="T7"/></text:p>
      <text:list xml:id="list234326799325995" text:continue-list="list234325145874428" text:style-name="WWNum3">
        <text:list-item>
          <text:p text:style-name="P17"><text:span text:style-name="T12">Apresentar uma listagem das vendas registradas, indicando o CPF do vendedor, o valor da venda, o percentual da comissão e o valor absoluto (em Reais) que o vendedor deve receber pela venda;</text:span><text:span text:style-name="T12"/></text:p>
        </text:list-item>
        <text:list-item>
          <text:p text:style-name="P17"><text:span text:style-name="T12">Pesquisar o vendedor que alcançou o maior valor de comissões;</text:span><text:span text:style-name="T12"/></text:p>
        </text:list-item>
        <text:list-item>
          <text:p text:style-name="P17"><text:span text:style-name="T12">Pesquisar o vendedor que realizou maior número de vendas;</text:span><text:span text:style-name="T12"/></text:p>
        </text:list-item>
        <text:list-item>
          <text:p text:style-name="P17"><text:span text:style-name="T12">Pesquisar a média dos valores vendidos e das comissões de um vendedor (usando seu CPF);</text:span><text:span text:style-name="T12"/></text:p>
        </text:list-item>
        <text:list-item>
          <text:p text:style-name="P17"><text:span text:style-name="T12">Criar um filtro que entender relevante para o tema do trabalho.</text:span><text:span text:style-name="T12"/></text:p>
        </text:list-item>
      </text:list>
      <text:p text:style-name="P15"><text:span text:style-name="T11">Tema 4 - Gerenciamento de uma Fazenda de Engorda de Gado</text:span><text:span text:style-name="T11"/></text:p>
      <text:p text:style-name="P14"><text:span text:style-name="T7">A aplicação deve apoiar uma fazenda a gerenciar o ganho de peso de seus bois em um determinado período de tempo. Para cada boi, a fazenda registra o seu peso quando chega na fazenda (em arrobas) e o seu peso ao final do período de engorda.</text:span><text:span text:style-name="T7"/></text:p>
      <text:p text:style-name="P14"><text:span text:style-name="T7">Dessa forma, sua equipe receberá 3 vetores, que armazenam os seguintes dados:</text:span><text:span text:style-name="T7"/></text:p>
      <text:list xml:id="list234325733483171" text:continue-list="list234326268982939" text:style-name="WWNum2">
        <text:list-item>
          <text:p text:style-name="P16"><text:span text:style-name="T12">Identificador do animal;</text:span><text:span text:style-name="T12"/></text:p>
        </text:list-item>
        <text:list-item>
          <text:p text:style-name="P16"><text:span text:style-name="T12">Peso do animal (em arrobas) ao chegar na fazenda;</text:span><text:span text:style-name="T12"/></text:p>
        </text:list-item>
        <text:list-item>
          <text:p text:style-name="P16"><text:span text:style-name="T12">Peso do animal (em arrobas) ao final do período de engorda.</text:span><text:span text:style-name="T12"/></text:p>
        </text:list-item>
      </text:list>
      <text:p text:style-name="P14"><text:span text:style-name="T7">Utilizando esses vetores, seu grupo deverá desenvolver uma aplicação contemplando os seguintes aspectos:</text:span><text:span text:style-name="T7"/></text:p>
      <text:list xml:id="list234326194145944" text:continue-list="list234326799325995" text:style-name="WWNum3">
        <text:list-item>
          <text:p text:style-name="P17"><text:span text:style-name="T12">Apresentar uma listagem dos animais registrados, indicando sua identificação, seu peso inicial, seu peso final e o percentual de ganho de peso no período;</text:span><text:span text:style-name="T12"/></text:p>
        </text:list-item>
        <text:list-item>
          <text:p text:style-name="P17"><text:span text:style-name="T12">Pesquisar o animal que alcançou o maior peso final;</text:span><text:span text:style-name="T12"/></text:p>
        </text:list-item>
        <text:list-item>
          <text:p text:style-name="P17"><text:span text:style-name="T12">Pesquisar o percentual de ganho de peso de determinado animal (usando um identificador);</text:span><text:span text:style-name="T12"/></text:p>
        </text:list-item>
        <text:list-item>
          <text:p text:style-name="P17"><text:span text:style-name="T12">Pesquisar os dados do animal com menor ganho de peso absoluto (não percentual);</text:span><text:span text:style-name="T12"/></text:p>
        </text:list-item>
        <text:list-item>
          <text:p text:style-name="P17"><text:span text:style-name="T12">Criar um filtro que entender relevante para o tema do trabalho.</text:span><text:span text:style-name="T12"/></text:p>
        </text:list-item>
      </text:list>
      <text:p text:style-name="P23"/>
      <text:p text:style-name="P14"><text:span text:style-name="T11">Tema 5 - Gerenciamento do Consumo de Combustível da Frota de uma Transportadora</text:span><text:span text:style-name="T11"/></text:p>
      <text:p text:style-name="P14"><text:span text:style-name="T7">A aplicação deve apoiar uma transportadora a realizar o gerenciamento do consumo de combustível de sua frota. Para cada viagem, são registrados o veículo, a distância percorrida e o consumo de combustível.</text:span><text:span text:style-name="T7"/></text:p>
      <text:p text:style-name="P14"><text:span text:style-name="T7">Dessa forma, sua equipe receberá 3 vetores, que armazenam os seguintes dados:</text:span><text:span text:style-name="T7"/></text:p>
      <text:list xml:id="list234326682611675" text:continue-list="list234325733483171" text:style-name="WWNum2">
        <text:list-item>
          <text:p text:style-name="P16"><text:span text:style-name="T12">Placa do caminhão;</text:span><text:span text:style-name="T12"/></text:p>
        </text:list-item>
        <text:list-item>
          <text:p text:style-name="P16"><text:span text:style-name="T12">Distância (em Km) percorrida na viagem;</text:span><text:span text:style-name="T12"/></text:p>
        </text:list-item>
        <text:list-item>
          <text:p text:style-name="P16"><text:span text:style-name="T12">Co</text:span><text:span text:style-name="T7">n</text:span><text:span text:style-name="T12">sumo (em litros) de combustível na viagem.</text:span><text:span text:style-name="T12"/></text:p>
        </text:list-item>
      </text:list>
      <text:p text:style-name="P14"><text:span text:style-name="T7">Utilizando esses vetores, seu grupo deverá desenvolver uma aplicação contemplando os seguintes aspectos:</text:span><text:span text:style-name="T7"/></text:p>
      <text:list xml:id="list234325466710183" text:continue-list="list234326194145944" text:style-name="WWNum3">
        <text:list-item>
          <text:p text:style-name="P17"><text:span text:style-name="T12">Apresentar uma listagem das viagens registradas, indicando a placa do caminhão, a distância percorrida, o consumo de combustível e o consumo médio do veículo (Km/l);</text:span><text:span text:style-name="T12"/></text:p>
        </text:list-item>
        <text:list-item>
          <text:p text:style-name="P17"><text:span text:style-name="T12">Pesquisar o caminhão que percorreu a maior distância.</text:span><text:span text:style-name="T12"/></text:p>
        </text:list-item>
        <text:list-item>
          <text:p text:style-name="P17"><text:span text:style-name="T12">Pesquisar as viagens realizadas por um determinado caminhão (usando a placa);</text:span><text:span text:style-name="T12"/></text:p>
        </text:list-item>
        <text:list-item>
          <text:p text:style-name="P17"><text:span text:style-name="T12">Pesquisar os dados da viagem com menor consumo médio do veículo (maior valor de Km/l);</text:span><text:span text:style-name="T12"/></text:p>
        </text:list-item>
        <text:list-item>
          <text:p text:style-name="P17"><text:span text:style-name="T12">Criar um filtro que entender relevante para o tema do trabalho.</text:span><text:span text:style-name="T12"/></text:p>
        </text:list-item>
      </text:list>
      <text:p text:style-name="P22"/>
      <text:p text:style-name="P14"><text:span text:style-name="T11">Tema 6 - Gerenciamento das Áreas de Produção de uma Fazenda de Café</text:span><text:span text:style-name="T11"/></text:p>
      <text:p text:style-name="P14"><text:span text:style-name="T7">A aplicação deve apoiar uma fazenda a gerenciar a produtividade de suas áreas de produção de café em várias safras. A fazenda mantém o registro da produção de suas áreas (cada uma tem um identificador) em diversas safras. Dessa forma, são registrados o identificador da área, o tamanho (em Km</text:span><text:span text:style-name="T18">2</text:span><text:span text:style-name="T7">) da área e a sua produção de café (em sacas) em uma determinada safra.</text:span><text:span text:style-name="T7"/></text:p>
      <text:p text:style-name="P14"><text:span text:style-name="T7">Dessa forma, sua equipe receberá 3 vetores, que armazenam os seguintes dados:</text:span><text:span text:style-name="T7"/></text:p>
      <text:list xml:id="list234326294026945" text:continue-list="list234326682611675" text:style-name="WWNum2">
        <text:list-item>
          <text:p text:style-name="P16"><text:span text:style-name="T12">Identificador da área;</text:span><text:span text:style-name="T12"/></text:p>
        </text:list-item>
        <text:list-item>
          <text:p text:style-name="P16"><text:span text:style-name="T12">Tamanho da área (em hectares);</text:span><text:span text:style-name="T12"/></text:p>
        </text:list-item>
        <text:list-item>
          <text:p text:style-name="P16"><text:span text:style-name="T12">Produção de café (em sacas) em uma safra.</text:span><text:span text:style-name="T12"/></text:p>
        </text:list-item>
      </text:list>
      <text:p text:style-name="P14"><text:span text:style-name="T7">Utilizando esses vetores, seu grupo deverá desenvolver uma aplicação contemplando os seguintes aspectos:</text:span><text:span text:style-name="T7"/></text:p>
      <text:list xml:id="list234325965461606" text:continue-list="list234325466710183" text:style-name="WWNum3">
        <text:list-item>
          <text:p text:style-name="P17"><text:soft-page-break/><text:span text:style-name="T12">Apresentar uma listagem das produções de café da fazenda, apresentando o identificador da área, seu tamanho, a produção e a produtividade alcançada pela área naquela determinada safra (sacas/hectare);</text:span><text:span text:style-name="T12"/></text:p>
        </text:list-item>
        <text:list-item>
          <text:p text:style-name="P17"><text:span text:style-name="T12">Pesquisar a área que alcançou o maior produtividade em uma safra;</text:span><text:span text:style-name="T12"/></text:p>
        </text:list-item>
        <text:list-item>
          <text:p text:style-name="P17"><text:span text:style-name="T12">Pesquisar a produção média de uma determinada área nas diversas safras (usando o identificador);</text:span><text:span text:style-name="T12"/></text:p>
        </text:list-item>
        <text:list-item>
          <text:p text:style-name="P17"><text:span text:style-name="T12">Pesquisar as áreas com produtividade menor que um determinado valor informado pelo usuário;</text:span><text:span text:style-name="T12"/></text:p>
        </text:list-item>
        <text:list-item>
          <text:p text:style-name="P17"><text:span text:style-name="T12">Criar um filtro que entender relevante para o tema do trabalho.</text:span><text:span text:style-name="T12"/></text:p>
        </text:list-item>
      </text:list>
      <text:p text:style-name="P35"/>
      <text:p text:style-name="P41">/*<text:span text:style-name="T12"/></text:p>
      <text:p text:style-name="P37"><text:span text:style-name="T25">Os objetos em JavaScript são muito flexíveis e poderosos, permitindo que você organize e manipule dados de maneira eficiente e estruturada.</text:span> </text:p>
      <text:p text:style-name="P37"/>
      <text:p text:style-name="P47">.</text:p>
      <text:p text:style-name="P45"><text:span text:style-name="Strong_20_Emphasis"><text:span text:style-name="T19">Objetos</text:span></text:span> Um objeto em programação é uma estrutura de dados que permite agrupar diferentes valores e funcionalidades relacionadas em uma única entidade. Esses valores e funcionalidades são representados por propriedades e métodos, respectivamente.</text:p>
      <text:p text:style-name="P45">As propriedades de um objeto são como variáveis que armazenam valores. Cada propriedade tem um nome (chave) e um valor associado. Os valores podem ser de qualquer tipo de dado, como números, strings, booleanos, vetores ou outros objetos.</text:p>
      <text:p text:style-name="P45">Por exemplo, vamos considerar um objeto <text:span text:style-name="Source_20_Text"><text:span text:style-name="T19">pessoa</text:span></text:span> que representa informações sobre uma pessoa:</text:p>
      <text:p text:style-name="P1">javascriptCopy code</text:p>
      <text:p text:style-name="P3"><text:span text:style-name="Source_20_Text"><text:span text:style-name="T19">const pessoa = {</text:span></text:span></text:p>
      <text:p text:style-name="P3"><text:span text:style-name="Source_20_Text"><text:span text:style-name="T19"><text:s text:c="2"/>nome: "João",</text:span></text:span></text:p>
      <text:p text:style-name="P3"><text:span text:style-name="Source_20_Text"><text:span text:style-name="T19"><text:s text:c="2"/>idade: 30,</text:span></text:span></text:p>
      <text:p text:style-name="P3"><text:span text:style-name="Source_20_Text"><text:span text:style-name="T19"><text:s text:c="2"/>altura: 1.75,</text:span></text:span></text:p>
      <text:p text:style-name="P3"><text:span text:style-name="Source_20_Text"><text:span text:style-name="T19"><text:s text:c="2"/>casado: false</text:span></text:span></text:p>
      <text:p text:style-name="P2"><text:span text:style-name="Source_20_Text"><text:span text:style-name="T19">};</text:span></text:span></text:p>
      <text:p text:style-name="P45">Nesse objeto, temos quatro propriedades: <text:span text:style-name="Source_20_Text"><text:span text:style-name="T19">nome</text:span></text:span>, <text:span text:style-name="Source_20_Text"><text:span text:style-name="T19">idade</text:span></text:span>, <text:span text:style-name="Source_20_Text"><text:span text:style-name="T19">altura</text:span></text:span> e <text:span text:style-name="Source_20_Text"><text:span text:style-name="T19">casado</text:span></text:span>. Cada propriedade armazena um valor correspondente.</text:p>
      <text:p text:style-name="P45">Os objetos nos permitem acessar e manipular essas propriedades usando a notação de ponto (<text:span text:style-name="Source_20_Text"><text:span text:style-name="T19">objeto.propriedade</text:span></text:span>) ou a notação de colchetes (<text:span text:style-name="Source_20_Text"><text:span text:style-name="T19">objeto["propriedade"]</text:span></text:span>). Por exemplo:</text:p>
      <text:p text:style-name="P1">javascriptCopy code</text:p>
      <text:p text:style-name="P3"><text:span text:style-name="Source_20_Text"><text:span text:style-name="T19">console.log(pessoa.nome); // Saída: João</text:span></text:span></text:p>
      <text:p text:style-name="P2"><text:span text:style-name="Source_20_Text"><text:span text:style-name="T19">console.log(pessoa["idade"]); // Saída: 30</text:span></text:span></text:p>
      <text:p text:style-name="P45">Além disso, podemos adicionar, modificar ou excluir propriedades de um objeto dinamicamente:</text:p>
      <text:p text:style-name="P1">javascriptCopy code</text:p>
      <text:p text:style-name="P3"><text:soft-page-break/><text:span text:style-name="Source_20_Text"><text:span text:style-name="T19">pessoa.profissao = "Programador";</text:span></text:span></text:p>
      <text:p text:style-name="P3"><text:span text:style-name="Source_20_Text"><text:span text:style-name="T19">pessoa["idade"] = 31;</text:span></text:span></text:p>
      <text:p text:style-name="P3"><text:span text:style-name="Source_20_Text"><text:span text:style-name="T19">delete pessoa.casado;</text:span></text:span></text:p>
      <text:p text:style-name="P3"/>
      <text:p text:style-name="P3"><text:span text:style-name="Source_20_Text"><text:span text:style-name="T19">console.log(pessoa.profissao); // Saída: Programador</text:span></text:span></text:p>
      <text:p text:style-name="P3"><text:span text:style-name="Source_20_Text"><text:span text:style-name="T19">console.log(pessoa.idade); // Saída: 31</text:span></text:span></text:p>
      <text:p text:style-name="P2"><text:span text:style-name="Source_20_Text"><text:span text:style-name="T19">console.log(pessoa.casado); // Saída: undefined (a propriedade foi excluída)</text:span></text:span></text:p>
      <text:p text:style-name="P45">Os objetos são muito úteis para representar entidades complexas, como pessoas, produtos, pedidos, entre outros, permitindo organizar e manipular os dados de forma estruturada.</text:p>
      <text:p text:style-name="P45"><text:span text:style-name="Strong_20_Emphasis"><text:span text:style-name="T19">Vetores (Arrays)</text:span></text:span> Um vetor, também conhecido como array, é uma estrutura de dados que armazena uma coleção de elementos em uma única variável. Os elementos podem ser de qualquer tipo de dado, como números, strings, objetos, entre outros.</text:p>
      <text:p text:style-name="P45">Em JavaScript, um vetor é criado utilizando colchetes <text:span text:style-name="Source_20_Text"><text:span text:style-name="T19">[]</text:span></text:span> e os elementos são separados por vírgulas. Por exemplo:</text:p>
      <text:p text:style-name="P1">javascriptCopy code</text:p>
      <text:p text:style-name="P3"><text:span text:style-name="Source_20_Text"><text:span text:style-name="T19">const numeros = [1, 2, 3, 4, 5];</text:span></text:span></text:p>
      <text:p text:style-name="P3"><text:span text:style-name="Source_20_Text"><text:span text:style-name="T19">const nomes = ["João", "Maria", "Pedro"];</text:span></text:span></text:p>
      <text:p text:style-name="P2"><text:span text:style-name="Source_20_Text"><text:span text:style-name="T19">const objetos = [{ chave: "valor" }, { chave: "outro valor" }];</text:span></text:span></text:p>
      <text:p text:style-name="P45">Podemos acessar os elementos de um vetor utilizando índices, que indicam a posição do elemento no vetor. Os índices começam em 0 para o primeiro elemento, 1 para o segundo elemento e assim por diante. Por exemplo:</text:p>
      <text:p text:style-name="P1">javascriptCopy code</text:p>
      <text:p text:style-name="P3"><text:span text:style-name="Source_20_Text"><text:span text:style-name="T19">console.log(numeros[0]); // Saída: 1</text:span></text:span></text:p>
      <text:p text:style-name="P3"><text:span text:style-name="Source_20_Text"><text:span text:style-name="T19">console.log(nomes[2]); // Saída: Pedro</text:span></text:span></text:p>
      <text:p text:style-name="P2"><text:span text:style-name="Source_20_Text"><text:span text:style-name="T19">console.log(objetos[1].chave); // Saída: outro valor</text:span></text:span></text:p>
      <text:p text:style-name="P45">Além disso, podemos adicionar, modificar ou excluir elementos de um vetor dinamicamente usando métodos específicos, como <text:span text:style-name="Source_20_Text"><text:span text:style-name="T19">push</text:span></text:span>, <text:span text:style-name="Source_20_Text"><text:span text:style-name="T19">pop</text:span></text:span>, <text:span text:style-name="Source_20_Text"><text:span text:style-name="T19">splice</text:span></text:span> e outros.</text:p>
      <text:p text:style-name="P45">Os vetores são muito úteis para armazenar e manipular coleções de dados, permitindo acesso e iteração eficientes pelos elementos.</text:p>
      <text:p text:style-name="P45">Espero que essas explicações tenham ajudado a entender melhor os conceitos de objetos e vetores. Se você tiver mais dúvidas, estou à disposição para ajudar!</text:p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Quattrocento Sans" svg:font-family="'Quattrocento Sans'" style:font-family-generic="roman" style:font-pitch="variable"/>
    <style:font-face style:name="Quattrocento Sans1" svg:font-family="'Quattrocento Sans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roman" style:font-pitch="variable"/>
    <style:font-face style:name="Segoe UI Light" svg:font-family="'Segoe UI Light'" style:font-family-generic="roman" style:font-pitch="variable"/>
    <style:font-face style:name="Segoe UI Light1" svg:font-family="'Segoe UI Light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Quattrocento Sans" fo:font-size="11pt" fo:language="pt" fo:country="PT" style:letter-kerning="false" style:font-name-asian="Quattrocento Sans1" style:font-size-asian="11pt" style:language-asian="pt" style:country-asian="BR" style:font-name-complex="Quattrocento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Quattrocento Sans" fo:font-size="11pt" fo:language="pt" fo:country="PT" style:letter-kerning="false" style:font-name-asian="Quattrocento Sans1" style:font-size-asian="11pt" style:language-asian="pt" style:country-asian="BR" style:font-name-complex="Quattrocento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11in" fo:margin-bottom="0in" style:contextual-spacing="false" fo:line-height="108%" fo:text-align="start" style:justify-single-word="false" fo:orphans="2" fo:widows="2" style:writing-mode="lr-tb"/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loext:linked-style-name="Título_20_Char" style:class="chapter">
      <loext:graphic-properties draw:fill="solid" draw:fill-color="#5b9bd5"/>
      <style:paragraph-properties fo:margin-left="0.1in" fo:margin-right="0in" fo:margin-top="0in" fo:margin-bottom="0in" style:contextual-spacing="true" fo:line-height="100%" fo:text-indent="0in" style:auto-text-indent="false" fo:background-color="#5b9bd5" fo:padding="0in" fo:border-left="6.01pt solid #5b9bd5" fo:border-right="none" fo:border-top="none" fo:border-bottom="none"/>
      <style:text-properties fo:color="#ffffff" loext:opacity="100%" style:font-name="Segoe UI Light" fo:font-family="'Segoe UI Light'" style:font-family-generic="roman" style:font-pitch="variable" fo:font-size="48pt" fo:letter-spacing="-0.0071in" style:letter-kerning="true" style:font-name-asian="F" style:font-family-generic-asian="system" style:font-pitch-asian="variable" style:font-size-asian="48pt" style:font-name-complex="Segoe UI Light1" style:font-family-complex="'Segoe UI Light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har" style:class="chapter">
      <loext:graphic-properties draw:fill="solid" draw:fill-color="#5b9bd5"/>
      <style:paragraph-properties fo:margin-left="0.1in" fo:margin-right="0in" fo:margin-top="0in" fo:margin-bottom="0.0835in" style:contextual-spacing="false" fo:text-indent="0in" style:auto-text-indent="false" fo:background-color="#5b9bd5" fo:padding-left="0in" fo:padding-right="0in" fo:padding-top="0in" fo:padding-bottom="0.0138in" fo:border-left="6.01pt solid #5b9bd5" fo:border-right="none" fo:border-top="none" fo:border-bottom="6.01pt solid #5b9bd5"/>
      <style:text-properties fo:color="#ffffff" loext:opacity="100%" style:font-name="Quattrocento Sans" fo:font-family="'Quattrocento Sans'" style:font-family-generic="roman" style:font-pitch="variable" fo:font-size="18pt" style:font-size-asian="18pt" style:font-name-complex="Quattrocento Sans1" style:font-family-complex="'Quattrocento Sans'" style:font-family-generic-complex="system" style:font-pitch-complex="variable" style:font-size-complex="18pt"/>
    </style:style>
    <style:style style:name="List_20_Paragraph" style:display-name="List Paragraph" style:family="paragraph" style:parent-style-name="Standard">
      <style:paragraph-properties fo:margin-left="0.5in" fo:margin-right="0in" fo:margin-top="0.111in" fo:margin-bottom="0in" style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.111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ffffff" loext:opacity="100%" style:font-name="Segoe UI Light" fo:font-family="'Segoe UI Light'" style:font-family-generic="roman" style:font-pitch="variable" fo:font-size="48pt" fo:letter-spacing="-0.0071in" fo:language="pt" fo:country="PT" style:letter-kerning="true" fo:background-color="#5b9bd5" style:font-name-asian="F" style:font-family-generic-asian="system" style:font-pitch-asian="variable" style:font-size-asian="48pt" style:font-name-complex="Segoe UI Light1" style:font-family-complex="'Segoe UI Light'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ffffff" loext:opacity="100%" style:font-name="Segoe UI Light" fo:font-family="'Segoe UI Light'" style:font-family-generic="roman" style:font-pitch="variable" fo:font-size="18pt" fo:letter-spacing="0.0102in" fo:language="pt" fo:country="PT" fo:background-color="#5b9bd5" style:font-name-asian="F" style:font-family-generic-asian="system" style:font-pitch-asian="variable" style:font-size-asian="18pt" style:font-name-complex="Segoe UI Light1" style:font-family-complex="'Segoe UI Light'" style:font-family-generic-complex="system" style:font-pitch-complex="variable"/>
    </style:style>
    <style:style style:name="Título_20_1_20_Char" style:display-name="Título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fo:language="pt" fo:country="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Noto Sans Symbols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'Noto Sans Symbols'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Noto Sans Symbols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'Noto Sans Symbols'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Noto Sans Symbols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402in"/>
        </style:list-level-properties>
        <style:text-properties fo:font-family="'Noto Sans Symbols'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02in"/>
        </style:list-level-properties>
        <style:text-properties style:font-name="Courier New1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402in"/>
        </style:list-level-properties>
        <style:text-properties fo:font-family="'Noto Sans Symbols'"/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.0402in"/>
        </style:list-level-properties>
        <style:text-properties fo:font-family="'Noto Sans Symbols'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02in"/>
        </style:list-level-properties>
        <style:text-properties style:font-name="Courier New1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.0402in"/>
        </style:list-level-properties>
        <style:text-properties fo:font-family="'Noto Sans Symbols'"/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402in"/>
        </style:list-level-properties>
        <style:text-properties fo:font-family="'Noto Sans Symbols'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02in"/>
        </style:list-level-properties>
        <style:text-properties style:font-name="Courier New1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402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17in" fo:margin-bottom="0.3799in" fo:margin-left="0.689in" fo:margin-right="0.5898in" style:writing-mode="lr-tb" style:layout-grid-color="#c0c0c0" style:layout-grid-lines="2748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rederico Marques</meta:initial-creator>
    <meta:editing-cycles>6</meta:editing-cycles>
    <meta:creation-date>2023-06-20T10:32:00</meta:creation-date>
    <dc:date>2023-07-14T23:43:24.344000000</dc:date>
    <meta:editing-duration>P1DT9H43M44S</meta:editing-duration>
    <meta:generator>LibreOffice/7.5.2.2$Windows_X86_64 LibreOffice_project/53bb9681a964705cf672590721dbc85eb4d0c3a2</meta:generator>
    <meta:document-statistic meta:table-count="1" meta:image-count="0" meta:object-count="0" meta:page-count="8" meta:paragraph-count="196" meta:word-count="2497" meta:character-count="15834" meta:non-whitespace-character-count="13604"/>
    <meta:user-defined meta:name="AppVersion">16.0000</meta:user-defined>
    <meta:template xlink:type="simple" xlink:actuate="onRequest" xlink:title="Normal.dotm" xlink:href=""/>
  </office:meta>
</office:document-meta>
</file>